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ACH 24_oct</text:p>
          </table:table-cell>
          <table:table-cell/>
        </table:table-row>
        <table:table-row table:style-name="ro1">
          <table:table-cell office:value-type="string" calcext:value-type="string">
            <text:p>stepsize sim control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as object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lockgripper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_subst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pper_extra_he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get_in_the_air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rget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_rang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arget_rang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tance_threshold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9:07:53.825328050</meta:creation-date>
    <dc:date>2021-10-24T20:00:33.898468197</dc:date>
    <meta:editing-duration>PT42M29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